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9C600000510314114C9.png" manifest:media-type="image/png"/>
  <manifest:file-entry manifest:full-path="Pictures/100000000000017B000000C82A3309E0.png" manifest:media-type="image/png"/>
  <manifest:file-entry manifest:full-path="Pictures/100002010000036100000282EC60F1D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ffset-x="0.203cm" draw:shadow-offset-y="0.203cm" draw:shadow-opacity="50%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4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3.81cm" svg:x="0.9cm" svg:y="1.724cm">
          <text:p text:style-name="P1">Data Collection</text:p>
          <text:p text:style-name="P1">(Body Sensor Networ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842cm" svg:height="0.762cm" svg:x="13.722cm" svg:y="12.838cm">
          <text:p text:style-name="P1"><text:span text:style-name="T1">Lyapunov Expon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0.762cm" svg:x="13.722cm" svg:y="13.981cm">
          <text:p text:style-name="P1"><text:span text:style-name="T1">Poincaré 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0.762cm" svg:x="13.749cm" svg:y="15.105cm">
          <text:p text:style-name="P1"><text:span text:style-name="T1">Hénon Map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74cm" svg:y1="9.763cm" svg:x2="12.557cm" svg:y2="9.763cm">
          <text:p/>
        </draw:line>
        <draw:line draw:style-name="gr4" draw:text-style-name="P1" draw:layer="layout" svg:x1="9.382cm" svg:y1="3.691cm" svg:x2="12.432cm" svg:y2="3.637cm">
          <text:p/>
        </draw:line>
        <draw:line draw:style-name="gr4" draw:text-style-name="P1" draw:layer="layout" svg:x1="9.449cm" svg:y1="14.337cm" svg:x2="12.349cm" svg:y2="14.335cm">
          <text:p/>
        </draw:line>
        <draw:line draw:style-name="gr5" draw:text-style-name="P1" draw:layer="layout" svg:x1="12.576cm" svg:y1="14.335cm" svg:x2="13.592cm" svg:y2="14.335cm">
          <text:p/>
        </draw:line>
        <draw:line draw:style-name="gr5" draw:text-style-name="P1" draw:layer="layout" svg:x1="12.576cm" svg:y1="13.954cm" svg:x2="13.465cm" svg:y2="13.319cm">
          <text:p/>
        </draw:line>
        <draw:line draw:style-name="gr5" draw:text-style-name="P1" draw:layer="layout" svg:x1="12.576cm" svg:y1="14.843cm" svg:x2="13.465cm" svg:y2="15.605cm">
          <text:p/>
        </draw:line>
        <draw:line draw:style-name="gr6" draw:text-style-name="P1" draw:layer="layout" svg:x1="5.064cm" svg:y1="5.572cm" svg:x2="5.064cm" svg:y2="8.266cm">
          <text:p/>
        </draw:line>
        <draw:line draw:style-name="gr6" draw:text-style-name="P1" draw:layer="layout" svg:x1="5.064cm" svg:y1="11.033cm" svg:x2="5.064cm" svg:y2="13.192cm">
          <text:p/>
        </draw:line>
        <draw:custom-shape draw:style-name="gr1" draw:text-style-name="P1" draw:layer="layout" svg:width="6.731cm" svg:height="2.54cm" svg:x="1.762cm" svg:y="8.366cm">
          <text:p text:style-name="P1">State Space </text:p>
          <text:p text:style-name="P1">Reconstru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66cm" svg:height="2.867cm" svg:x="1.127cm" svg:y="13.246cm">
          <text:p text:style-name="P1"/>
          <text:p text:style-name="P1">Nonlinear Measurements</text:p>
          <text:p text:style-name="P1">&amp; </text:p>
          <text:p text:style-name="P1">Motion Characteriza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2.332cm" svg:x="1.535cm" svg:y="18.653cm">
          <text:p text:style-name="P1">Classifica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064cm" svg:y1="16.113cm" svg:x2="5.064cm" svg:y2="18.653cm">
          <text:p/>
        </draw:line>
        <draw:custom-shape draw:style-name="gr1" draw:text-style-name="P1" draw:layer="layout" svg:width="6.477cm" svg:height="2.413cm" svg:x="1.962cm" svg:y="22.817cm">
          <text:p text:style-name="P1">Application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191cm" svg:y1="21.039cm" svg:x2="5.191cm" svg:y2="22.817cm">
          <text:p/>
        </draw:line>
        <draw:line draw:style-name="gr4" draw:text-style-name="P1" draw:layer="layout" svg:x1="10.123cm" svg:y1="19.511cm" svg:x2="13.023cm" svg:y2="19.509cm">
          <text:p/>
        </draw:line>
        <draw:custom-shape draw:style-name="gr3" draw:text-style-name="P3" draw:layer="layout" svg:width="5.842cm" svg:height="2.732cm" svg:x="13.721cm" svg:y="18.264cm">
          <text:p text:style-name="P1"><text:span text:style-name="T1"/></text:p>
          <text:p text:style-name="P1"><text:span text:style-name="T1">Machine Learning </text:span></text:p>
          <text:p text:style-name="P1"><text:span text:style-name="T1">Approach </text:span></text:p>
          <text:p text:style-name="P1"><text:span text:style-name="T1">(SVM, HMM, CRF, etc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102cm" svg:height="2.822cm" svg:x="13.573cm" svg:y="22.463cm">
          <draw:image xlink:href="Pictures/100000000000017B000000C82A3309E0.png" xlink:type="simple" xlink:show="embed" xlink:actuate="onLoad">
            <text:p/>
          </draw:image>
        </draw:frame>
        <draw:frame draw:style-name="gr7" draw:text-style-name="P1" draw:layer="layout" svg:width="7.116cm" svg:height="5.588cm" svg:x="12.588cm" svg:y="7.369cm">
          <draw:image xlink:href="Pictures/100002010000036100000282EC60F1D1.png" xlink:type="simple" xlink:show="embed" xlink:actuate="onLoad">
            <text:p/>
          </draw:image>
        </draw:frame>
        <draw:frame draw:style-name="gr7" draw:text-style-name="P1" draw:layer="layout" svg:width="11.176cm" svg:height="6.015cm" svg:x="10.668cm" svg:y="0.954cm">
          <draw:image xlink:href="Pictures/10000201000009C600000510314114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px </meta:initial-creator>
    <meta:creation-date>2014-04-30T02:02:47</meta:creation-date>
    <dc:date>2015-01-20T19:31:27</dc:date>
    <dc:creator>mapx </dc:creator>
    <meta:editing-duration>PT3H35M34S</meta:editing-duration>
    <meta:editing-cycles>16</meta:editing-cycles>
    <meta:generator>LibreOffice/3.5$Linux_x86 LibreOffice_project/350m1$Build-2</meta:generator>
    <meta:document-statistic meta:object-count="23"/>
  </office:meta>
</office:document-meta>
</file>